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0pt" fo:font-weight="bold" fo:background-color="#ffff99" style:font-size-asian="10pt" style:font-weight-asian="bold" style:font-size-complex="10pt" style:font-weight-complex="bold"/>
    </style:style>
    <style:style style:name="P2" style:family="paragraph" style:parent-style-name="Standard">
      <style:text-properties style:font-name="Calibri" fo:font-size="10pt" fo:background-color="transparent" style:font-size-asian="10pt" style:font-size-complex="10pt"/>
    </style:style>
    <style:style style:name="P3" style:family="paragraph" style:parent-style-name="Standard">
      <style:text-properties style:font-name="Calibri" fo:font-size="10pt" fo:background-color="transparen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uckDuckGo Abandons Its Commitment to Unbiased Search Results, Effectively Abandoning Its User-Base</text:p>
      <text:p text:style-name="P2"/>
      <text:p text:style-name="P2">For a long time DuckDuckGo (DDG) has remained the defacto search engine for users who have become fed up with Google and its constant manipulation of search results.</text:p>
      <text:p text:style-name="P2"/>
      <text:p text:style-name="P2">Google has really deteriorated and results presented are either that of big tech who have paid big dollars to ensure they remain at the forefront of your search results or heavily biased results which are politically aligned with Google's heavily woke-left political agenda.</text:p>
      <text:p text:style-name="P2"/>
      <text:p text:style-name="P2">Simply put, Google sucks.</text:p>
      <text:p text:style-name="P2"/>
      <text:p text:style-name="P2">All you have to do is punch in “freedom publishers union” into Google and look at the mess you get.</text:p>
      <text:p text:style-name="P2"/>
      <text:p text:style-name="P2">The first result is a fake Facebook page which is not operated by us or in any way associated with us.</text:p>
      <text:p text:style-name="P2"/>
      <text:p text:style-name="P2">The second result is a link to a Submission we made in January 2019, to the Australian Competition and Consumer Commission.</text:p>
      <text:p text:style-name="P2"/>
      <text:p text:style-name="P2">The third result is completely irrelevant.</text:p>
      <text:p text:style-name="P2"/>
      <text:p text:style-name="P2">It's not until we get to the fourth result we finally get to what we are looking for.</text:p>
      <text:p text:style-name="P2"/>
      <text:p text:style-name="P2">Freedom Publishers Union has been around for near a decade now.</text:p>
      <text:p text:style-name="P2"/>
      <text:p text:style-name="P2">In our opinion to still be ranked only fourth, behind a fake Facebook page and other irrelevant results, and despite the fact we are the only organization with the title “Freedom Publishers Union”, is pretty pathetic.</text:p>
      <text:p text:style-name="P2"/>
      <text:p text:style-name="P2">DDG does a bit better job, ranking us first followed up by the pesky fake Facebook page.</text:p>
      <text:p text:style-name="P2"/>
      <text:p text:style-name="P2">DDG was always the alternative as it had two benefits which really made it an appealing alternative to Google.</text:p>
      <text:p text:style-name="P2"/>
      <text:p text:style-name="P2">DDG has a big focus on privacy and does not track search results.</text:p>
      <text:p text:style-name="P2"/>
      <text:p text:style-name="P2">Also, DDG offers an onion service for users of Tor Browser, which is commendable and affirms its commitment to private search.</text:p>
      <text:p text:style-name="P2"/>
      <text:p text:style-name="P2">Then what happened? DDG has decided to screw it all up by pissing off their users by shifting from its usual apolitical position and has announced it will “down-rank” independent media sites that it believes to be associated with Russian disinformation.</text:p>
      <text:p text:style-name="P2"/>
      <text:p text:style-name="P2">This is a massive shift away from DDG's traditional apolitical position and is a move that we cannot support.</text:p>
      <text:p text:style-name="P2"/>
      <text:p text:style-name="P2">We once endorsed DuckDuckGo but can no more, as it has declared itself to be no longer neutral.</text:p>
      <text:p text:style-name="P2"/>
      <text:p text:style-name="P2">As pointed out by Reclaim The Net, DDG has many times emphasized its focus on “unbiased” search results to avoid the “filter bubbles”.</text:p>
      <text:p text:style-name="P2"/>
      <text:p text:style-name="P2">[ADD FOUR TO FIVE SCREENSHOTS FROM RECLAIM THE NET]</text:p>
      <text:p text:style-name="P2"/>
      <text:p text:style-name="P2">Apparently the commitments DDG has built its user-base on no longer matter.</text:p>
      <text:p text:style-name="P2"/>
      <text:p text:style-name="P2">[ADD TWITTER SCREENSH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Italic"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McGimpsey-Jones</meta:initial-creator>
    <meta:creation-date>2022-03-24T09:52:42.02</meta:creation-date>
    <dc:date>2022-04-16T10:00:04.73</dc:date>
    <dc:creator>Chris McGimpsey-Jones</dc:creator>
    <meta:editing-duration>PT9H3M52S</meta:editing-duration>
    <meta:editing-cycles>75</meta:editing-cycles>
    <meta:generator>OpenOffice/4.1.11$Win32 OpenOffice.org_project/4111m1$Build-9808</meta:generator>
    <meta:document-statistic meta:table-count="0" meta:image-count="0" meta:object-count="0" meta:page-count="1" meta:paragraph-count="22" meta:word-count="415" meta:character-count="2424"/>
  </office:meta>
</office:document-meta>
</file>